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Vivid1-title">
      <style:graphic-properties fo:min-height="3.25cm" loext:decorative="false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8.353cm" style:use-optimal-column-width="false"/>
    </style:style>
    <style:style style:name="co2" style:family="table-column">
      <style:table-column-properties style:column-width="8.355cm" style:use-optimal-column-width="false"/>
    </style:style>
    <style:style style:name="ro1" style:family="table-row">
      <style:table-row-properties style:row-height="1.069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8.55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fil</text:p>
              </table:table-cell>
              <table:table-cell>
                <text:p>varchar(100)</text:p>
              </table:table-cell>
              <table:table-cell>
                <text:p>nom film</text:p>
              </table:table-cell>
            </table:table-row>
            <table:table-row table:style-name="ro1" table:default-cell-style-name="bg-none">
              <table:table-cell table:style-name="ce1">
                <text:p text:style-name="P1">res_fil</text:p>
              </table:table-cell>
              <table:table-cell>
                <text:p>text</text:p>
              </table:table-cell>
              <table:table-cell>
                <text:p>résumé film</text:p>
              </table:table-cell>
            </table:table-row>
            <table:table-row table:style-name="ro1" table:default-cell-style-name="bg-none">
              <table:table-cell>
                <text:p>sor_fil</text:p>
              </table:table-cell>
              <table:table-cell>
                <text:p>date</text:p>
              </table:table-cell>
              <table:table-cell>
                <text:p>date de sortie film</text:p>
              </table:table-cell>
            </table:table-row>
            <table:table-row table:style-name="ro1" table:default-cell-style-name="bg-none">
              <table:table-cell>
                <text:p>dur_fil</text:p>
              </table:table-cell>
              <table:table-cell>
                <text:p>varchar(10)</text:p>
              </table:table-cell>
              <table:table-cell>
                <text:p>durée film</text:p>
              </table:table-cell>
            </table:table-row>
            <table:table-row table:style-name="ro1" table:default-cell-style-name="bg-none">
              <table:table-cell>
                <text:p>img_fil</text:p>
              </table:table-cell>
              <table:table-cell>
                <text:p>varchar(50)</text:p>
              </table:table-cell>
              <table:table-cell>
                <text:p>image film</text:p>
              </table:table-cell>
            </table:table-row>
            <table:table-row table:style-name="ro1" table:default-cell-style-name="bg-none">
              <table:table-cell>
                <text:p>pr_fil</text:p>
              </table:table-cell>
              <table:table-cell>
                <text:p>décimal(6,2)</text:p>
              </table:table-cell>
              <table:table-cell>
                <text:p>prix film</text:p>
              </table:table-cell>
            </table:table-row>
            <table:table-row table:style-name="ro1" table:default-cell-style-name="bg-none">
              <table:table-cell>
                <text:p>sto_fil</text:p>
              </table:table-cell>
              <table:table-cell>
                <text:p>int</text:p>
              </table:table-cell>
              <table:table-cell>
                <text:p>stock film</text:p>
              </table:table-cell>
            </table:table-row>
            <table:table-row table:style-name="ro1" table:default-cell-style-name="bg-none">
              <table:table-cell>
                <text:p>act_fil</text:p>
              </table:table-cell>
              <table:table-cell>
                <text:p>boolean</text:p>
              </table:table-cell>
              <table:table-cell>
                <text:p>Actif fil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37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per</text:p>
              </table:table-cell>
              <table:table-cell>
                <text:p>varchar(50)</text:p>
              </table:table-cell>
              <table:table-cell>
                <text:p>nom personne</text:p>
              </table:table-cell>
            </table:table-row>
            <table:table-row table:style-name="ro1" table:default-cell-style-name="bg-none">
              <table:table-cell>
                <text:p>pm_per</text:p>
              </table:table-cell>
              <table:table-cell>
                <text:p>varchar(50)</text:p>
              </table:table-cell>
              <table:table-cell>
                <text:p>prénom person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068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ro</text:p>
              </table:table-cell>
              <table:table-cell>
                <text:p>varchar(30)</text:p>
              </table:table-cell>
              <table:table-cell>
                <text:p>Nom rôl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068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gen</text:p>
              </table:table-cell>
              <table:table-cell>
                <text:p>varchar(50)</text:p>
              </table:table-cell>
              <table:table-cell>
                <text:p>nom genr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4.275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four</text:p>
              </table:table-cell>
              <table:table-cell>
                <text:p>varchar(50)</text:p>
              </table:table-cell>
              <table:table-cell>
                <text:p>nom fournisseur</text:p>
              </table:table-cell>
            </table:table-row>
            <table:table-row table:style-name="ro1" table:default-cell-style-name="bg-none">
              <table:table-cell>
                <text:p>ad_four</text:p>
              </table:table-cell>
              <table:table-cell>
                <text:p>varchar(200)</text:p>
              </table:table-cell>
              <table:table-cell>
                <text:p>adresse fournisseur</text:p>
              </table:table-cell>
            </table:table-row>
            <table:table-row table:style-name="ro1" table:default-cell-style-name="bg-none">
              <table:table-cell>
                <text:p>tl_four</text:p>
              </table:table-cell>
              <table:table-cell>
                <text:p>varchar(10)</text:p>
              </table:table-cell>
              <table:table-cell>
                <text:p>téléphone fournisseur</text:p>
              </table:table-cell>
            </table:table-row>
            <table:table-row table:style-name="ro1" table:default-cell-style-name="bg-none">
              <table:table-cell>
                <text:p>eml_four</text:p>
              </table:table-cell>
              <table:table-cell>
                <text:p>varchar(50)</text:p>
              </table:table-cell>
              <table:table-cell>
                <text:p>email fournisseu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37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pr_four</text:p>
              </table:table-cell>
              <table:table-cell>
                <text:p>decimal(7,2)</text:p>
              </table:table-cell>
              <table:table-cell>
                <text:p>prix fournisseur</text:p>
              </table:table-cell>
            </table:table-row>
            <table:table-row table:style-name="ro1" table:default-cell-style-name="bg-none">
              <table:table-cell>
                <text:p>qte</text:p>
              </table:table-cell>
              <table:table-cell>
                <text:p>int</text:p>
              </table:table-cell>
              <table:table-cell>
                <text:p>quantité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6.413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eml_uti</text:p>
              </table:table-cell>
              <table:table-cell>
                <text:p>varchar(50)</text:p>
              </table:table-cell>
              <table:table-cell>
                <text:p>email utilisateur</text:p>
              </table:table-cell>
            </table:table-row>
            <table:table-row table:style-name="ro1" table:default-cell-style-name="bg-none">
              <table:table-cell>
                <text:p>pwd_uti</text:p>
              </table:table-cell>
              <table:table-cell>
                <text:p>varchar(250)</text:p>
              </table:table-cell>
              <table:table-cell>
                <text:p>mot de passe utilisateur</text:p>
              </table:table-cell>
            </table:table-row>
            <table:table-row table:style-name="ro1" table:default-cell-style-name="bg-none">
              <table:table-cell>
                <text:p>nm_uti</text:p>
              </table:table-cell>
              <table:table-cell>
                <text:p>varchar(50)</text:p>
              </table:table-cell>
              <table:table-cell>
                <text:p>nom utilisateur </text:p>
              </table:table-cell>
            </table:table-row>
            <table:table-row table:style-name="ro1" table:default-cell-style-name="bg-none">
              <table:table-cell>
                <text:p>pm_uti</text:p>
              </table:table-cell>
              <table:table-cell>
                <text:p>varchar(50)</text:p>
              </table:table-cell>
              <table:table-cell>
                <text:p>prénom utilisateur</text:p>
              </table:table-cell>
            </table:table-row>
            <table:table-row table:style-name="ro1" table:default-cell-style-name="bg-none">
              <table:table-cell>
                <text:p>tl_uti</text:p>
              </table:table-cell>
              <table:table-cell>
                <text:p>varchar(10)</text:p>
              </table:table-cell>
              <table:table-cell>
                <text:p>téléphone utilisateur</text:p>
              </table:table-cell>
            </table:table-row>
            <table:table-row table:style-name="ro1" table:default-cell-style-name="bg-none">
              <table:table-cell>
                <text:p>rl_uti</text:p>
              </table:table-cell>
              <table:table-cell>
                <text:p>int</text:p>
              </table:table-cell>
              <table:table-cell>
                <text:p>rôle utilisateu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37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livr_ad</text:p>
              </table:table-cell>
              <table:table-cell>
                <text:p>varchar(200)</text:p>
              </table:table-cell>
              <table:table-cell>
                <text:p>adresse de livraison</text:p>
              </table:table-cell>
            </table:table-row>
            <table:table-row table:style-name="ro1" table:default-cell-style-name="bg-none">
              <table:table-cell>
                <text:p>fac_ad</text:p>
              </table:table-cell>
              <table:table-cell>
                <text:p>varchar(200)</text:p>
              </table:table-cell>
              <table:table-cell>
                <text:p>adresse de facturation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3.206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dt_co</text:p>
              </table:table-cell>
              <table:table-cell>
                <text:p>datetime</text:p>
              </table:table-cell>
              <table:table-cell>
                <text:p>date commande</text:p>
              </table:table-cell>
            </table:table-row>
            <table:table-row table:style-name="ro1" table:default-cell-style-name="bg-none">
              <table:table-cell>
                <text:p>tt_co</text:p>
              </table:table-cell>
              <table:table-cell>
                <text:p>decimal(8,2)</text:p>
              </table:table-cell>
              <table:table-cell>
                <text:p>total commande</text:p>
              </table:table-cell>
            </table:table-row>
            <table:table-row table:style-name="ro1" table:default-cell-style-name="bg-none">
              <table:table-cell>
                <text:p>et_co</text:p>
              </table:table-cell>
              <table:table-cell>
                <text:p>int</text:p>
              </table:table-cell>
              <table:table-cell>
                <text:p>état commande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37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fac</text:p>
              </table:table-cell>
              <table:table-cell>
                <text:p>varchar(50)</text:p>
              </table:table-cell>
              <table:table-cell>
                <text:p>facture</text:p>
              </table:table-cell>
            </table:table-row>
            <table:table-row table:style-name="ro1" table:default-cell-style-name="bg-none">
              <table:table-cell>
                <text:p>bn_livr</text:p>
              </table:table-cell>
              <table:table-cell>
                <text:p>varchar(50)</text:p>
              </table:table-cell>
              <table:table-cell>
                <text:p>bon livraison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068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qte</text:p>
              </table:table-cell>
              <table:table-cell>
                <text:p>int</text:p>
              </table:table-cell>
              <table:table-cell>
                <text:p>quantité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13:01:23.892000000</meta:creation-date>
    <meta:editing-duration>PT20H55M37S</meta:editing-duration>
    <meta:editing-cycles>12</meta:editing-cycles>
    <meta:generator>LibreOffice/7.6.2.1$Windows_X86_64 LibreOffice_project/56f7684011345957bbf33a7ee678afaf4d2ba333</meta:generator>
    <dc:title>Vivid</dc:title>
    <dc:date>2023-10-29T09:59:12.884000000</dc:date>
    <meta:document-statistic meta:object-count="88"/>
  </office:meta>
</office:document-meta>
</file>